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64cm"/>
    </style:style>
    <style:style style:name="co2" style:family="table-column">
      <style:table-column-properties fo:break-before="auto" style:column-width="10.012cm"/>
    </style:style>
    <style:style style:name="co3" style:family="table-column">
      <style:table-column-properties fo:break-before="auto" style:column-width="2.621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18.7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emical_group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uperclass</text:p>
          </table:table-cell>
          <table:table-cell table:style-name="ce1" office:value-type="string" calcext:value-type="string">
            <text:p>Label on CHEBI</text:p>
          </table:table-cell>
          <table:table-cell table:style-name="ce1" office:value-type="string" calcext:value-type="string">
            <text:p>Manually-Curated CHEBI URI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cetal</text:p>
          </table:table-cell>
          <table:table-cell office:value-type="string" calcext:value-type="string">
            <text:p><text:a xlink:href="http://purl.obolibrary.org/obo/CHEBI_59769" xlink:type="simple">http://purl.obolibrary.org/obo/CHEBI_5976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cetoxy grou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cetylide</text:p>
          </table:table-cell>
          <table:table-cell office:value-type="string" calcext:value-type="string">
            <text:p><text:a xlink:href="http://purl.obolibrary.org/obo/CHEBI_73478" xlink:type="simple">http://purl.obolibrary.org/obo/CHEBI_7347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cid anhydride</text:p>
          </table:table-cell>
          <table:table-cell office:value-type="string" calcext:value-type="string">
            <text:p><text:a xlink:href="http://purl.obolibrary.org/obo/CHEBI_36606" xlink:type="simple">http://purl.obolibrary.org/obo/CHEBI_36606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ctivating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cyl az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cyl chloride</text:p>
          </table:table-cell>
          <table:table-cell office:value-type="string" calcext:value-type="string">
            <text:p><text:a xlink:href="http://purl.obolibrary.org/obo/CHEBI_36687" xlink:type="simple">http://purl.obolibrary.org/obo/CHEBI_36687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cyl halide</text:p>
          </table:table-cell>
          <table:table-cell office:value-type="string" calcext:value-type="string">
            <text:p><text:a xlink:href="http://purl.obolibrary.org/obo/CHEBI_37579" xlink:type="simple">http://purl.obolibrary.org/obo/CHEBI_3757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cyl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cylo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cylsila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<text:a xlink:href="http://purl.obolibrary.org/obo/CHEBI_22680" xlink:type="simple">http://purl.obolibrary.org/obo/CHEBI_2268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ldehyde</text:p>
          </table:table-cell>
          <table:table-cell office:value-type="string" calcext:value-type="string">
            <text:p><text:a xlink:href="http://purl.obolibrary.org/obo/CHEBI_17478" xlink:type="simple">http://purl.obolibrary.org/obo/CHEBI_1747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ldimine</text:p>
          </table:table-cell>
          <table:table-cell office:value-type="string" calcext:value-type="string">
            <text:p><text:a xlink:href="http://purl.obolibrary.org/obo/CHEBI_33271" xlink:type="simple">http://purl.obolibrary.org/obo/CHEBI_3327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lkane</text:p>
          </table:table-cell>
          <table:table-cell office:value-type="string" calcext:value-type="string">
            <text:p><text:a xlink:href="http://purl.obolibrary.org/obo/CHEBI_18310" xlink:type="simple">http://purl.obolibrary.org/obo/CHEBI_1831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lkene</text:p>
          </table:table-cell>
          <table:table-cell office:value-type="string" calcext:value-type="string">
            <text:p><text:a xlink:href="http://purl.obolibrary.org/obo/CHEBI_32878" xlink:type="simple">http://purl.obolibrary.org/obo/CHEBI_3287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lkox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lkyl cycloalk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lkyl nitri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lkyne</text:p>
          </table:table-cell>
          <table:table-cell office:value-type="string" calcext:value-type="string">
            <text:p><text:a xlink:href="http://purl.obolibrary.org/obo/CHEBI_22339" xlink:type="simple">http://purl.obolibrary.org/obo/CHEBI_2233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llene</text:p>
          </table:table-cell>
          <table:table-cell office:value-type="string" calcext:value-type="string">
            <text:p><text:a xlink:href="http://purl.obolibrary.org/obo/CHEBI_37601" xlink:type="simple">http://purl.obolibrary.org/obo/CHEBI_3760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mide</text:p>
          </table:table-cell>
          <table:table-cell office:value-type="string" calcext:value-type="string">
            <text:p><text:a xlink:href="http://purl.obolibrary.org/obo/CHEBI_32988" xlink:type="simple">http://purl.obolibrary.org/obo/CHEBI_3298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midine</text:p>
          </table:table-cell>
          <table:table-cell office:value-type="string" calcext:value-type="string">
            <text:p><text:a xlink:href="http://purl.obolibrary.org/obo/CHEBI_2634" xlink:type="simple">http://purl.obolibrary.org/obo/CHEBI_2634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minal</text:p>
          </table:table-cell>
          <table:table-cell office:value-type="string" calcext:value-type="string">
            <text:p><text:a xlink:href="http://purl.obolibrary.org/obo/CHEBI_35412" xlink:type="simple">http://purl.obolibrary.org/obo/CHEBI_35412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amine ox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zide</text:p>
          </table:table-cell>
          <table:table-cell office:value-type="string" calcext:value-type="string">
            <text:p><text:a xlink:href="http://purl.obolibrary.org/obo/CHEBI_22680" xlink:type="simple">http://purl.obolibrary.org/obo/CHEBI_2268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zine</text:p>
          </table:table-cell>
          <table:table-cell office:value-type="string" calcext:value-type="string">
            <text:p><text:a xlink:href="http://purl.obolibrary.org/obo/CHEBI_134360" xlink:type="simple">http://purl.obolibrary.org/obo/CHEBI_13436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ziridine</text:p>
          </table:table-cell>
          <table:table-cell office:value-type="string" calcext:value-type="string">
            <text:p><text:a xlink:href="http://purl.obolibrary.org/obo/CHEBI_30969" xlink:type="simple">http://purl.obolibrary.org/obo/CHEBI_3096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azoxy</text:p>
          </table:table-cell>
          <table:table-cell office:value-type="string" calcext:value-type="string">
            <text:p><text:a xlink:href="http://purl.obolibrary.org/obo/CHEBI_37390" xlink:type="simple">http://purl.obolibrary.org/obo/CHEBI_3739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bifunc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bisthiosemicarbazo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biuret</text:p>
          </table:table-cell>
          <table:table-cell office:value-type="string" calcext:value-type="string">
            <text:p><text:a xlink:href="http://purl.obolibrary.org/obo/CHEBI_18138" xlink:type="simple">http://purl.obolibrary.org/obo/CHEBI_1813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boronic acid</text:p>
          </table:table-cell>
          <table:table-cell office:value-type="string" calcext:value-type="string">
            <text:p><text:a xlink:href="http://purl.obolibrary.org/obo/CHEBI_38267" xlink:type="simple">http://purl.obolibrary.org/obo/CHEBI_38267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arbamate</text:p>
          </table:table-cell>
          <table:table-cell office:value-type="string" calcext:value-type="string">
            <text:p><text:a xlink:href="http://purl.obolibrary.org/obo/CHEBI_13941" xlink:type="simple">http://purl.obolibrary.org/obo/CHEBI_13941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carbami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arbazide</text:p>
          </table:table-cell>
          <table:table-cell office:value-type="string" calcext:value-type="string">
            <text:p><text:a xlink:href="http://purl.obolibrary.org/obo/CHEBI_61308" xlink:type="simple">http://purl.obolibrary.org/obo/CHEBI_6130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arbene</text:p>
          </table:table-cell>
          <table:table-cell office:value-type="string" calcext:value-type="string">
            <text:p><text:a xlink:href="http://purl.obolibrary.org/obo/CHEBI_51363" xlink:type="simple">http://purl.obolibrary.org/obo/CHEBI_5136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arbinol</text:p>
          </table:table-cell>
          <table:table-cell office:value-type="string" calcext:value-type="string">
            <text:p><text:a xlink:href="http://purl.obolibrary.org/obo/CHEBI_17790" xlink:type="simple">http://purl.obolibrary.org/obo/CHEBI_1779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carbonate es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arbonyl</text:p>
          </table:table-cell>
          <table:table-cell office:value-type="string" calcext:value-type="string">
            <text:p><text:a xlink:href="http://purl.obolibrary.org/obo/CHEBI_23019" xlink:type="simple">http://purl.obolibrary.org/obo/CHEBI_2301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carboxam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arboximidate</text:p>
          </table:table-cell>
          <table:table-cell office:value-type="string" calcext:value-type="string">
            <text:p><text:a xlink:href="http://purl.obolibrary.org/obo/CHEBI_37622" xlink:type="simple">http://purl.obolibrary.org/obo/CHEBI_3762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arboxylic acid</text:p>
          </table:table-cell>
          <table:table-cell office:value-type="string" calcext:value-type="string">
            <text:p><text:a xlink:href="http://purl.obolibrary.org/obo/CHEBI_33575" xlink:type="simple">http://purl.obolibrary.org/obo/CHEBI_3357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hloroformate</text:p>
          </table:table-cell>
          <table:table-cell office:value-type="string" calcext:value-type="string">
            <text:p><text:a xlink:href="http://purl.obolibrary.org/obo/CHEBI_37608" xlink:type="simple">http://purl.obolibrary.org/obo/CHEBI_3760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umulene</text:p>
          </table:table-cell>
          <table:table-cell office:value-type="string" calcext:value-type="string">
            <text:p><text:a xlink:href="http://purl.obolibrary.org/obo/CHEBI_37608" xlink:type="simple">http://purl.obolibrary.org/obo/CHEBI_3760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yanate ester</text:p>
          </table:table-cell>
          <table:table-cell office:value-type="string" calcext:value-type="string">
            <text:p><text:a xlink:href="http://purl.obolibrary.org/obo/CHEBI_36832" xlink:type="simple">http://purl.obolibrary.org/obo/CHEBI_36832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cyanim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cyanohydrin</text:p>
          </table:table-cell>
          <table:table-cell office:value-type="string" calcext:value-type="string">
            <text:p><text:a xlink:href="http://purl.obolibrary.org/obo/CHEBI_23437" xlink:type="simple">http://purl.obolibrary.org/obo/CHEBI_23437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deactivating gro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deps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diazo</text:p>
          </table:table-cell>
          <table:table-cell office:value-type="string" calcext:value-type="string">
            <text:p><text:a xlink:href="http://purl.obolibrary.org/obo/CHEBI_30105" xlink:type="simple">http://purl.obolibrary.org/obo/CHEBI_3010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diol</text:p>
          </table:table-cell>
          <table:table-cell office:value-type="string" calcext:value-type="string">
            <text:p><text:a xlink:href="http://purl.obolibrary.org/obo/CHEBI_23824" xlink:type="simple">http://purl.obolibrary.org/obo/CHEBI_23824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dithiocarbam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enamine</text:p>
          </table:table-cell>
          <table:table-cell office:value-type="string" calcext:value-type="string">
            <text:p><text:a xlink:href="http://purl.obolibrary.org/obo/CHEBI_47989" xlink:type="simple">http://purl.obolibrary.org/obo/CHEBI_4798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enediyne</text:p>
          </table:table-cell>
          <table:table-cell office:value-type="string" calcext:value-type="string">
            <text:p><text:a xlink:href="http://purl.obolibrary.org/obo/CHEBI_53272" xlink:type="simple">http://purl.obolibrary.org/obo/CHEBI_5327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enol</text:p>
          </table:table-cell>
          <table:table-cell office:value-type="string" calcext:value-type="string">
            <text:p><text:a xlink:href="http://purl.obolibrary.org/obo/CHEBI_33823" xlink:type="simple">http://purl.obolibrary.org/obo/CHEBI_3382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enol ether</text:p>
          </table:table-cell>
          <table:table-cell office:value-type="string" calcext:value-type="string">
            <text:p><text:a xlink:href="http://purl.obolibrary.org/obo/CHEBI_47985" xlink:type="simple">http://purl.obolibrary.org/obo/CHEBI_4798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enone</text:p>
          </table:table-cell>
          <table:table-cell office:value-type="string" calcext:value-type="string">
            <text:p><text:a xlink:href="http://purl.obolibrary.org/obo/CHEBI_51689" xlink:type="simple">http://purl.obolibrary.org/obo/CHEBI_5168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enyne</text:p>
          </table:table-cell>
          <table:table-cell office:value-type="string" calcext:value-type="string">
            <text:p><text:a xlink:href="http://purl.obolibrary.org/obo/CHEBI_59831" xlink:type="simple">http://purl.obolibrary.org/obo/CHEBI_59831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episulf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epoxide</text:p>
          </table:table-cell>
          <table:table-cell office:value-type="string" calcext:value-type="string">
            <text:p><text:a xlink:href="http://purl.obolibrary.org/obo/CHEBI_32955" xlink:type="simple">http://purl.obolibrary.org/obo/CHEBI_3295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<text:a xlink:href="http://purl.obolibrary.org/obo/CHEBI_35701" xlink:type="simple">http://purl.obolibrary.org/obo/CHEBI_3570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<text:a xlink:href="http://purl.obolibrary.org/obo/CHEBI_25698" xlink:type="simple">http://purl.obolibrary.org/obo/CHEBI_2569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fluorenylid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fluorosulfo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halohydr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haloketone</text:p>
          </table:table-cell>
          <table:table-cell office:value-type="string" calcext:value-type="string">
            <text:p><text:a xlink:href="http://purl.obolibrary.org/obo/CHEBI_51838" xlink:type="simple">http://purl.obolibrary.org/obo/CHEBI_5183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hemiacetal</text:p>
          </table:table-cell>
          <table:table-cell office:value-type="string" calcext:value-type="string">
            <text:p><text:a xlink:href="http://purl.obolibrary.org/obo/CHEBI_5653" xlink:type="simple">http://purl.obolibrary.org/obo/CHEBI_565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hemiaminal</text:p>
          </table:table-cell>
          <table:table-cell office:value-type="string" calcext:value-type="string">
            <text:p><text:a xlink:href="http://purl.obolibrary.org/obo/CHEBI_73080" xlink:type="simple">http://purl.obolibrary.org/obo/CHEBI_7308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hemithioacet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hydrazide</text:p>
          </table:table-cell>
          <table:table-cell office:value-type="string" calcext:value-type="string">
            <text:p><text:a xlink:href="http://purl.obolibrary.org/obo/CHEBI_35362" xlink:type="simple">http://purl.obolibrary.org/obo/CHEBI_3536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hydrazone</text:p>
          </table:table-cell>
          <table:table-cell office:value-type="string" calcext:value-type="string">
            <text:p><text:a xlink:href="http://purl.obolibrary.org/obo/CHEBI_38532" xlink:type="simple">http://purl.obolibrary.org/obo/CHEBI_3853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hydroxamic acid</text:p>
          </table:table-cell>
          <table:table-cell office:value-type="string" calcext:value-type="string">
            <text:p><text:a xlink:href="http://purl.obolibrary.org/obo/CHEBI_24650" xlink:type="simple">http://purl.obolibrary.org/obo/CHEBI_2465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hydroxyl</text:p>
          </table:table-cell>
          <table:table-cell office:value-type="string" calcext:value-type="string">
            <text:p><text:a xlink:href="http://purl.obolibrary.org/obo/CHEBI_29191" xlink:type="simple">http://purl.obolibrary.org/obo/CHEBI_2919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hydroxylamine</text:p>
          </table:table-cell>
          <table:table-cell office:value-type="string" calcext:value-type="string">
            <text:p><text:a xlink:href="http://purl.obolibrary.org/obo/CHEBI_15429" xlink:type="simple">http://purl.obolibrary.org/obo/CHEBI_1542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imine</text:p>
          </table:table-cell>
          <table:table-cell office:value-type="string" calcext:value-type="string">
            <text:p><text:a xlink:href="http://purl.obolibrary.org/obo/CHEBI_24783" xlink:type="simple">http://purl.obolibrary.org/obo/CHEBI_24783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imi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isothiouroniu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ketene</text:p>
          </table:table-cell>
          <table:table-cell office:value-type="string" calcext:value-type="string">
            <text:p><text:a xlink:href="http://purl.obolibrary.org/obo/CHEBI_48002" xlink:type="simple">http://purl.obolibrary.org/obo/CHEBI_4800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ketenimine</text:p>
          </table:table-cell>
          <table:table-cell office:value-type="string" calcext:value-type="string">
            <text:p><text:a xlink:href="http://purl.obolibrary.org/obo/CHEBI_48004" xlink:type="simple">http://purl.obolibrary.org/obo/CHEBI_48004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ketone</text:p>
          </table:table-cell>
          <table:table-cell office:value-type="string" calcext:value-type="string">
            <text:p><text:a xlink:href="http://purl.obolibrary.org/obo/CHEBI_17087" xlink:type="simple">http://purl.obolibrary.org/obo/CHEBI_17087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kety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lactam</text:p>
          </table:table-cell>
          <table:table-cell office:value-type="string" calcext:value-type="string">
            <text:p><text:a xlink:href="http://purl.obolibrary.org/obo/CHEBI_24995" xlink:type="simple">http://purl.obolibrary.org/obo/CHEBI_2499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lactol</text:p>
          </table:table-cell>
          <table:table-cell office:value-type="string" calcext:value-type="string">
            <text:p><text:a xlink:href="http://purl.obolibrary.org/obo/CHEBI_38131" xlink:type="simple">http://purl.obolibrary.org/obo/CHEBI_3813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lactone</text:p>
          </table:table-cell>
          <table:table-cell office:value-type="string" calcext:value-type="string">
            <text:p><text:a xlink:href="http://purl.obolibrary.org/obo/CHEBI_25000" xlink:type="simple">http://purl.obolibrary.org/obo/CHEBI_2500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methine group</text:p>
          </table:table-cell>
          <table:table-cell office:value-type="string" calcext:value-type="string">
            <text:p><text:a xlink:href="http://purl.obolibrary.org/obo/CHEBI_29432" xlink:type="simple">http://purl.obolibrary.org/obo/CHEBI_2943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methyl group</text:p>
          </table:table-cell>
          <table:table-cell office:value-type="string" calcext:value-type="string">
            <text:p><text:a xlink:href="http://purl.obolibrary.org/obo/CHEBI_32875" xlink:type="simple">http://purl.obolibrary.org/obo/CHEBI_32875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n-oxoammonium sal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nitrate</text:p>
          </table:table-cell>
          <table:table-cell office:value-type="string" calcext:value-type="string">
            <text:p><text:a xlink:href="http://purl.obolibrary.org/obo/CHEBI_17632" xlink:type="simple">http://purl.obolibrary.org/obo/CHEBI_1763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nitrate ester</text:p>
          </table:table-cell>
          <table:table-cell office:value-type="string" calcext:value-type="string">
            <text:p><text:a xlink:href="http://purl.obolibrary.org/obo/CHEBI_51080" xlink:type="simple">http://purl.obolibrary.org/obo/CHEBI_5108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nitrile ylide</text:p>
          </table:table-cell>
          <table:table-cell office:value-type="string" calcext:value-type="string">
            <text:p><text:a xlink:href="http://purl.obolibrary.org/obo/CHEBI_47846" xlink:type="simple">http://purl.obolibrary.org/obo/CHEBI_47846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nitrilim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nitro compound</text:p>
          </table:table-cell>
          <table:table-cell office:value-type="string" calcext:value-type="string">
            <text:p><text:a xlink:href="http://purl.obolibrary.org/obo/CHEBI_35715" xlink:type="simple">http://purl.obolibrary.org/obo/CHEBI_35715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nitroa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nitro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nitr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nitronium 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nitrosamine</text:p>
          </table:table-cell>
          <table:table-cell office:value-type="string" calcext:value-type="string">
            <text:p><text:a xlink:href="http://purl.obolibrary.org/obo/CHEBI_35803" xlink:type="simple">http://purl.obolibrary.org/obo/CHEBI_3580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nitroso</text:p>
          </table:table-cell>
          <table:table-cell office:value-type="string" calcext:value-type="string">
            <text:p><text:a xlink:href="http://purl.obolibrary.org/obo/CHEBI_35801" xlink:type="simple">http://purl.obolibrary.org/obo/CHEBI_3580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orthoester</text:p>
          </table:table-cell>
          <table:table-cell office:value-type="string" calcext:value-type="string">
            <text:p><text:a xlink:href="http://purl.obolibrary.org/obo/CHEBI_71989" xlink:type="simple">http://purl.obolibrary.org/obo/CHEBI_7198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osaz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oxazirid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oxime</text:p>
          </table:table-cell>
          <table:table-cell office:value-type="string" calcext:value-type="string">
            <text:p><text:a xlink:href="http://purl.obolibrary.org/obo/CHEBI_25750" xlink:type="simple">http://purl.obolibrary.org/obo/CHEBI_2575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peroxide</text:p>
          </table:table-cell>
          <table:table-cell office:value-type="string" calcext:value-type="string">
            <text:p><text:a xlink:href="http://purl.obolibrary.org/obo/CHEBI_44785" xlink:type="simple">http://purl.obolibrary.org/obo/CHEBI_4478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peroxy acid</text:p>
          </table:table-cell>
          <table:table-cell office:value-type="string" calcext:value-type="string">
            <text:p><text:a xlink:href="http://purl.obolibrary.org/obo/CHEBI_52094" xlink:type="simple">http://purl.obolibrary.org/obo/CHEBI_52094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ersistent carbe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<text:a xlink:href="http://purl.obolibrary.org/obo/CHEBI_33853" xlink:type="simple">http://purl.obolibrary.org/obo/CHEBI_33853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hosphaalk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hosphaalky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phosphate</text:p>
          </table:table-cell>
          <table:table-cell office:value-type="string" calcext:value-type="string">
            <text:p><text:a xlink:href="http://purl.obolibrary.org/obo/CHEBI_26020" xlink:type="simple">http://purl.obolibrary.org/obo/CHEBI_2602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phosphinate</text:p>
          </table:table-cell>
          <table:table-cell office:value-type="string" calcext:value-type="string">
            <text:p><text:a xlink:href="http://purl.obolibrary.org/obo/CHEBI_29198" xlink:type="simple">http://purl.obolibrary.org/obo/CHEBI_2919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hosph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hosphine ox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hosphin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hospho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hosphon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hospho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phosphor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s-nitrosothio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chiff base</text:p>
          </table:table-cell>
          <table:table-cell office:value-type="string" calcext:value-type="string">
            <text:p><text:a xlink:href="http://purl.obolibrary.org/obo/CHEBI_50229" xlink:type="simple">http://purl.obolibrary.org/obo/CHEBI_5022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selenenic aci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elenol</text:p>
          </table:table-cell>
          <table:table-cell office:value-type="string" calcext:value-type="string">
            <text:p><text:a xlink:href="http://purl.obolibrary.org/obo/CHEBI_29775" xlink:type="simple">http://purl.obolibrary.org/obo/CHEBI_2977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elenonic acid</text:p>
          </table:table-cell>
          <table:table-cell office:value-type="string" calcext:value-type="string">
            <text:p><text:a xlink:href="http://purl.obolibrary.org/obo/CHEBI_29217" xlink:type="simple">http://purl.obolibrary.org/obo/CHEBI_29217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selo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emicarbazide</text:p>
          </table:table-cell>
          <table:table-cell office:value-type="string" calcext:value-type="string">
            <text:p><text:a xlink:href="http://purl.obolibrary.org/obo/CHEBI_28306" xlink:type="simple">http://purl.obolibrary.org/obo/CHEBI_2830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emicarbazone</text:p>
          </table:table-cell>
          <table:table-cell office:value-type="string" calcext:value-type="string">
            <text:p><text:a xlink:href="http://purl.obolibrary.org/obo/CHEBI_87210" xlink:type="simple">http://purl.obolibrary.org/obo/CHEBI_8721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ilanylidene group</text:p>
          </table:table-cell>
          <table:table-cell office:value-type="string" calcext:value-type="string">
            <text:p><text:a xlink:href="http://purl.obolibrary.org/obo/CHEBI_30574" xlink:type="simple">http://purl.obolibrary.org/obo/CHEBI_30574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ilyl enol ether</text:p>
          </table:table-cell>
          <table:table-cell office:value-type="string" calcext:value-type="string">
            <text:p><text:a xlink:href="http://purl.obolibrary.org/obo/CHEBI_47986" xlink:type="simple">http://purl.obolibrary.org/obo/CHEBI_4798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ilyl ether</text:p>
          </table:table-cell>
          <table:table-cell office:value-type="string" calcext:value-type="string">
            <text:p><text:a xlink:href="http://purl.obolibrary.org/obo/CHEBI_47988" xlink:type="simple">http://purl.obolibrary.org/obo/CHEBI_4798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sulfenam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fenic acid</text:p>
          </table:table-cell>
          <table:table-cell office:value-type="string" calcext:value-type="string">
            <text:p><text:a xlink:href="http://purl.obolibrary.org/obo/CHEBI_37858" xlink:type="simple">http://purl.obolibrary.org/obo/CHEBI_3785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sulfenyl chlor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fide</text:p>
          </table:table-cell>
          <table:table-cell office:value-type="string" calcext:value-type="string">
            <text:p><text:a xlink:href="http://purl.obolibrary.org/obo/CHEBI_26822" xlink:type="simple">http://purl.obolibrary.org/obo/CHEBI_26822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sulfili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sulfinam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finic acid</text:p>
          </table:table-cell>
          <table:table-cell office:value-type="string" calcext:value-type="string">
            <text:p><text:a xlink:href="http://purl.obolibrary.org/obo/CHEBI_29213" xlink:type="simple">http://purl.obolibrary.org/obo/CHEBI_2921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fite ester</text:p>
          </table:table-cell>
          <table:table-cell office:value-type="string" calcext:value-type="string">
            <text:p><text:a xlink:href="http://purl.obolibrary.org/obo/CHEBI_39088" xlink:type="simple">http://purl.obolibrary.org/obo/CHEBI_3908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fonamide (chemistry)</text:p>
          </table:table-cell>
          <table:table-cell office:value-type="string" calcext:value-type="string">
            <text:p><text:a xlink:href="http://purl.obolibrary.org/obo/CHEBI_35358" xlink:type="simple">http://purl.obolibrary.org/obo/CHEBI_3535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sulfonanil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fonate</text:p>
          </table:table-cell>
          <table:table-cell office:value-type="string" calcext:value-type="string">
            <text:p><text:a xlink:href="http://purl.obolibrary.org/obo/CHEBI_33543" xlink:type="simple">http://purl.obolibrary.org/obo/CHEBI_3354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fonyl</text:p>
          </table:table-cell>
          <table:table-cell office:value-type="string" calcext:value-type="string">
            <text:p><text:a xlink:href="http://purl.obolibrary.org/obo/CHEBI_33543" xlink:type="simple">http://purl.obolibrary.org/obo/CHEBI_3354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fonyl halide</text:p>
          </table:table-cell>
          <table:table-cell office:value-type="string" calcext:value-type="string">
            <text:p><text:a xlink:href="http://purl.obolibrary.org/obo/CHEBI_39443" xlink:type="simple">http://purl.obolibrary.org/obo/CHEBI_3944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foxide</text:p>
          </table:table-cell>
          <table:table-cell office:value-type="string" calcext:value-type="string">
            <text:p><text:a xlink:href="http://purl.obolibrary.org/obo/CHEBI_39443" xlink:type="simple">http://purl.obolibrary.org/obo/CHEBI_39443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sulfury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sultone</text:p>
          </table:table-cell>
          <table:table-cell office:value-type="string" calcext:value-type="string">
            <text:p><text:a xlink:href="http://purl.obolibrary.org/obo/CHEBI_38088" xlink:type="simple">http://purl.obolibrary.org/obo/CHEBI_3808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tellu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thi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hioacetal</text:p>
          </table:table-cell>
          <table:table-cell office:value-type="string" calcext:value-type="string">
            <text:p><text:a xlink:href="http://purl.obolibrary.org/obo/CHEBI_59792" xlink:type="simple">http://purl.obolibrary.org/obo/CHEBI_5979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hioamide</text:p>
          </table:table-cell>
          <table:table-cell office:value-type="string" calcext:value-type="string">
            <text:p><text:a xlink:href="http://purl.obolibrary.org/obo/CHEBI_47956" xlink:type="simple">http://purl.obolibrary.org/obo/CHEBI_4795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hiocarbamate</text:p>
          </table:table-cell>
          <table:table-cell office:value-type="string" calcext:value-type="string">
            <text:p><text:a xlink:href="http://purl.obolibrary.org/obo/CHEBI_38127" xlink:type="simple">http://purl.obolibrary.org/obo/CHEBI_38127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thiocarboxy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hiocyanate</text:p>
          </table:table-cell>
          <table:table-cell office:value-type="string" calcext:value-type="string">
            <text:p><text:a xlink:href="http://purl.obolibrary.org/obo/CHEBI_18022" xlink:type="simple">http://purl.obolibrary.org/obo/CHEBI_1802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hioester</text:p>
          </table:table-cell>
          <table:table-cell office:value-type="string" calcext:value-type="string">
            <text:p><text:a xlink:href="http://purl.obolibrary.org/obo/CHEBI_51277" xlink:type="simple">http://purl.obolibrary.org/obo/CHEBI_51277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thioet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thioket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hioketone</text:p>
          </table:table-cell>
          <table:table-cell office:value-type="string" calcext:value-type="string">
            <text:p><text:a xlink:href="http://purl.obolibrary.org/obo/CHEBI_36579" xlink:type="simple">http://purl.obolibrary.org/obo/CHEBI_36579</text:a>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hiol</text:p>
          </table:table-cell>
          <table:table-cell office:value-type="string" calcext:value-type="string">
            <text:p><text:a xlink:href="http://purl.obolibrary.org/obo/CHEBI_29256" xlink:type="simple">http://purl.obolibrary.org/obo/CHEBI_2925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hiolactone</text:p>
          </table:table-cell>
          <table:table-cell office:value-type="string" calcext:value-type="string">
            <text:p><text:a xlink:href="http://purl.obolibrary.org/obo/CHEBI_60317" xlink:type="simple">http://purl.obolibrary.org/obo/CHEBI_60317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hiourea</text:p>
          </table:table-cell>
          <table:table-cell office:value-type="string" calcext:value-type="string">
            <text:p><text:a xlink:href="http://purl.obolibrary.org/obo/CHEBI_36946" xlink:type="simple">http://purl.obolibrary.org/obo/CHEBI_36946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tosylhydrazo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riazene</text:p>
          </table:table-cell>
          <table:table-cell office:value-type="string" calcext:value-type="string">
            <text:p><text:a xlink:href="http://purl.obolibrary.org/obo/CHEBI_35468" xlink:type="simple">http://purl.obolibrary.org/obo/CHEBI_3546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triol</text:p>
          </table:table-cell>
          <table:table-cell office:value-type="string" calcext:value-type="string">
            <text:p><text:a xlink:href="http://purl.obolibrary.org/obo/CHEBI_27136" xlink:type="simple">http://purl.obolibrary.org/obo/CHEBI_2713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<text:a xlink:href="http://purl.obolibrary.org/obo/CHEBI_16199" xlink:type="simple">http://purl.obolibrary.org/obo/CHEBI_1619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vanillyl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vinylidene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xanth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group</text:p>
          </table:table-cell>
          <table:table-cell office:value-type="string" calcext:value-type="string">
            <text:p>ylide</text:p>
          </table:table-cell>
          <table:table-cell office:value-type="string" calcext:value-type="string">
            <text:p><text:a xlink:href="http://purl.obolibrary.org/obo/CHEBI_51150" xlink:type="simple">http://purl.obolibrary.org/obo/CHEBI_51150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ynol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group</text:p>
          </table:table-cell>
          <table:table-cell office:value-type="string" calcext:value-type="string">
            <text:p>calcium chlorid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unctional group</text:p>
          </table:table-cell>
          <table:table-cell office:value-type="string" calcext:value-type="string">
            <text:p>potassium chloride</text:p>
          </table:table-cell>
          <table:table-cell office:value-type="string" calcext:value-type="string">
            <text:p><text:a xlink:href="http://purl.obolibrary.org/obo/CHEBI_32588" xlink:type="simple">http://purl.obolibrary.org/obo/CHEBI_32588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unctional group</text:p>
          </table:table-cell>
          <table:table-cell office:value-type="string" calcext:value-type="string">
            <text:p>sodium chloride</text:p>
          </table:table-cell>
          <table:table-cell office:value-type="string" calcext:value-type="string">
            <text:p><text:a xlink:href="http://purl.obolibrary.org/obo/CHEBI_32588" xlink:type="simple">http://purl.obolibrary.org/obo/CHEBI_32588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esidue</text:p>
          </table:table-cell>
          <table:table-cell office:value-type="string" calcext:value-type="string">
            <text:p>alanine (alanine/residue)</text:p>
          </table:table-cell>
          <table:table-cell office:value-type="string" calcext:value-type="string">
            <text:p><text:a xlink:href="http://purl.obolibrary.org/obo/CHEBI_16449" xlink:type="simple">http://purl.obolibrary.org/obo/CHEBI_16449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esidue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<text:a xlink:href="http://purl.obolibrary.org/obo/CHEBI_29016" xlink:type="simple">http://purl.obolibrary.org/obo/CHEBI_29016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aspara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aspart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cyste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glutam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gluta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glyc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histid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isoleuc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leuc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ly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methio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phenylala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pro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ser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threo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tryptoph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tyr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va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ade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thy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cyt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gua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urac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Lith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o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Potass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Rubi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es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Franc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ery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Magnes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alc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ront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a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Ra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canda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ita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Vana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hrom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Mangane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Ir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oba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Nick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op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Zi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Ytt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Zirco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Niob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Molybend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echnet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Ruthe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Rho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Palla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il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adm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Lantha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af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anta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ungst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Rhe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Osm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Iri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Plati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Mercu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Acti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Rutherfor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ub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eaborg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oh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ass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Meitne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armstadt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Roentge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Fluor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hlor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ro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Iod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Astat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e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Ne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Arg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Kryp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Xen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Ra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Unu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Ununt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Ununqua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Ununpent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Ununhex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Ununsept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Ununoct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e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Praseodym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Neodym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Prometh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ama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Europ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adoli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erb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spros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olm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Erb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hu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Ytterb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Lutet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ho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Protacti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Ura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Neptu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Pluto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Americ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u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erke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alifor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Einstei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Ferm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Mendelev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Nobe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Lawrenc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Alumi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al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erma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Ind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Antim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hal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L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ismu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Polo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or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Carb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Nitro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Oxy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il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Phospho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ulf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Arsen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ee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elluriu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.00.0000</text:date>, <text:time style:data-style-name="N2" text:time-value="09:58:27.9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20T12:20:37.262000000</dc:date>
    <meta:editing-duration>PT4H7M35S</meta:editing-duration>
    <meta:editing-cycles>24</meta:editing-cycles>
    <meta:document-statistic meta:table-count="1" meta:cell-count="739" meta:object-count="0"/>
  </office:meta>
</office:document-meta>
</file>